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cccc" fo:font-size="24pt" fo:background-color="#6666f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00cc00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u 2048</text:p>
      <text:p text:style-name="Standard"/>
      <text:p text:style-name="Standard"/>
      <text:p text:style-name="P2">Analyse</text:p>
      <text:p text:style-name="Standard"/>
      <text:p text:style-name="Standard"/>
      <text:p text:style-name="Standard"/>
      <text:p text:style-name="Standard">On indique qu'il y a 16 cases </text:p>
      <text:p text:style-name="Standard"><text:tab/>16 cases (carré 4 cases*4 cases), 4 lignes (de haut en bas) ou 4 lignes (de droite à gauches)</text:p>
      <text:p text:style-name="Standard"><text:tab/>maximum abscisse et ordonnée 4 pour 16 cases</text:p>
      <text:p text:style-name="Standard"/>
      <text:p text:style-name="Standard">ou un nombre avec un maximum en paramètre au carré.</text:p>
      <text:p text:style-name="Standard"/>
      <text:p text:style-name="Standard"/>
      <text:p text:style-name="Standard">Valeur des cases</text:p>
      <text:p text:style-name="Standard"><text:tab/>Pour un <text:s/>numéro de case correspond un numéro de lignes et un numéro de colonnes. (abscisses et ordonnées)</text:p>
      <text:p text:style-name="Standard"/>
      <text:p text:style-name="Standard"/>
      <text:p text:style-name="Standard"/>
      <text:p text:style-name="Standard">Démarrer jeu : </text:p>
      <text:p text:style-name="Standard"><text:tab/>afficher 2 chiffres aléatoirement dans les cases</text:p>
      <text:p text:style-name="Standard"><text:tab/><text:tab/>(un chiffre 2 + un autre chiffre 2 ou un chiffre 4)</text:p>
      <text:p text:style-name="Standard"/>
      <text:p text:style-name="Standard">direction :</text:p>
      <text:p text:style-name="Standard"><text:tab/>touches clavier : droite, gauche, haut, bas</text:p>
      <text:p text:style-name="Standard"/>
      <text:p text:style-name="Standard"/>
      <text:p text:style-name="Standard">Régles :</text:p>
      <text:p text:style-name="Standard"><text:tab/>Le chiffre de chaque ligne se déplace jusqu'à la dernière case de la ligne si elle est vide, sinon s'il y a un chiffre remplace la position du chiffre rencontré si c'est le même et s'aditionne, sinon se place avant le chiffre de la case comportant un chiffre. </text:p>
      <text:p text:style-name="Standard"/>
      <text:p text:style-name="Standard"/>
      <text:p text:style-name="Standard">Quand flèche droite, abscisse + 1 jusqu'à chiffre ou maximum abscisse</text:p>
      <text:p text:style-name="Standard">Quand flèche gauche, abscisse – 1 jusqu'à chiffre ou minimum abscisse</text:p>
      <text:p text:style-name="Standard">Quand fleches bas, ordonnée + 1 jusqu'à chiffre ou maximum ordonnée</text:p>
      <text:p text:style-name="Standard">Quand flèche haut, ordonnée – 1 jusqu'à chiffre ou minimum ordonnée</text:p>
      <text:p text:style-name="Standard"/>
      <text:p text:style-name="Standard"/>
      <text:p text:style-name="Standard">Constructeurs</text:p>
      <text:p text:style-name="Standard"><text:tab/>jeu()</text:p>
      <text:p text:style-name="Standard"><text:tab/>jeu(int nbLignes)</text:p>
      <text:p text:style-name="Standard">Méthodes</text:p>
      <text:p text:style-name="Standard"><text:tab/></text:p>
      <text:p text:style-name="Standard"><text:tab/>int[][] ValeurAbsOrdCases(int nbLignes)</text:p>
      <text:p text:style-name="Standard"><text:tab/>void dessinerCases(int nbLignes)</text:p>
      <text:p text:style-name="Standard"><text:tab/>void demarrerAfficheDeuxChiffres()</text:p>
      <text:p text:style-name="Standard"><text:tab/>seDeplacer(string directionFleche)</text:p>
      <text:p text:style-name="Standard"><text:tab/>AfficheUnChiffre()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03T03:12:11.02</meta:creation-date>
    <dc:date>2021-01-03T04:34:20.96</dc:date>
    <meta:editing-duration>PT48M45S</meta:editing-duration>
    <meta:editing-cycles>7</meta:editing-cycles>
    <meta:generator>OpenOffice/4.1.8$Win32 OpenOffice.org_project/418m3$Build-9803</meta:generator>
    <meta:document-statistic meta:table-count="0" meta:image-count="0" meta:object-count="0" meta:page-count="1" meta:paragraph-count="30" meta:word-count="209" meta:character-count="1279"/>
  </office:meta>
</office:document-meta>
</file>